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1pt" fo:font-weight="bold" officeooo:rsid="00065b0a" officeooo:paragraph-rsid="00065b0a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65b0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084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65b0a" officeooo:paragraph-rsid="00065b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bold" officeooo:rsid="00065b0a" officeooo:paragraph-rsid="00065b0a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08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/SQL</text:p>
      <text:p text:style-name="P1"/>
      <text:p text:style-name="P5">Programación en base de datos</text:p>
      <text:p text:style-name="P2"/>
      <text:p text:style-name="P2">Bloque anónimo</text:p>
      <text:p text:style-name="P4"/>
      <text:p text:style-name="P2">DECLARE</text:p>
      <text:p text:style-name="P2">v_alumno<text:tab/>VARCHAR2<text:tab/><text:tab/>alumno.id%TYPE</text:p>
      <text:p text:style-name="P2"><text:tab/><text:tab/>NUMBER</text:p>
      <text:p text:style-name="P2"><text:tab/><text:tab/>DATE</text:p>
      <text:p text:style-name="P2"/>
      <text:p text:style-name="P2">BEGIN</text:p>
      <text:p text:style-name="P2"><text:tab/><text:span text:style-name="T2">IF v_alumno &gt; 100 THEN</text:span></text:p>
      <text:p text:style-name="P2"><text:tab/><text:span text:style-name="T2">ELSE...</text:span></text:p>
      <text:p text:style-name="P2"><text:tab/><text:span text:style-name="T2">ELSE IF...</text:span></text:p>
      <text:p text:style-name="P2"><text:tab/><text:span text:style-name="T2">END IF;</text:span></text:p>
      <text:p text:style-name="P2"/>
      <text:p text:style-name="P2"><text:tab/><text:span text:style-name="T2">FOR I IN 1...9 LOOP</text:span></text:p>
      <text:p text:style-name="P2"><text:tab/><text:span text:style-name="T2">instrucciones...</text:span></text:p>
      <text:p text:style-name="P2"><text:tab/><text:span text:style-name="T2">END LOOP;</text:span></text:p>
      <text:p text:style-name="P2"/>
      <text:p text:style-name="P2">END;</text:p>
      <text:p text:style-name="P2"/>
      <text:p text:style-name="P2"/>
      <text:p text:style-name="P3">PROCEDURES</text:p>
      <text:p text:style-name="P3">CREATE OR REPLACE PROCEDURE</text:p>
      <text:p text:style-name="P3">nombre -&gt;<text:tab/> |parametro1<text:tab/>IN<text:tab/><text:tab/>|</text:p>
      <text:p text:style-name="P3"><text:tab/><text:tab/> |<text:tab/><text:tab/>OUT<text:tab/><text:tab/>| AS/IS</text:p>
      <text:p text:style-name="P3"><text:tab/><text:tab/> |<text:tab/><text:tab/>IN/OUT<text:tab/>|</text:p>
      <text:p text:style-name="P3">- - definicion de variables</text:p>
      <text:p text:style-name="P3">BEGIN</text:p>
      <text:p text:style-name="P3"/>
      <text:p text:style-name="P3"/>
      <text:p text:style-name="P3">EXCEPTIO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0:01:37.329157062</meta:creation-date>
    <dc:date>2025-03-21T20:22:09.376261263</dc:date>
    <meta:editing-duration>PT20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58" meta:character-count="347" meta:non-whitespace-character-count="290"/>
  </office:meta>
</office:document-meta>
</file>